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76mps-Elbow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3.8815" calcext:value-type="float">
            <text:p>53.88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005" calcext:value-type="float">
            <text:p>0.01005</text:p>
          </table:table-cell>
          <table:table-cell office:value-type="float" office:value="50.3176" calcext:value-type="float">
            <text:p>50.3176</text:p>
          </table:table-cell>
          <table:table-cell office:value-type="float" office:value="48.331" calcext:value-type="float">
            <text:p>48.331</text:p>
          </table:table-cell>
          <table:table-cell office:value-type="float" office:value="-1.93188E-016" calcext:value-type="float">
            <text:p>-1.93188E-16</text:p>
          </table:table-cell>
          <table:table-cell table:number-columns-repeated="3"/>
          <table:table-cell table:formula="of:=MIN([.F3:.F56])" office:value-type="float" office:value="-690.985074626869" calcext:value-type="float">
            <text:p>-690.9850746269</text:p>
          </table:table-cell>
          <table:table-cell table:formula="of:=MIN([.G3:.G56])" office:value-type="float" office:value="-676.368159203984" calcext:value-type="float">
            <text:p>-676.368159204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50.6571" calcext:value-type="float">
            <text:p>50.6571</text:p>
          </table:table-cell>
          <table:table-cell office:value-type="float" office:value="49.3103" calcext:value-type="float">
            <text:p>49.3103</text:p>
          </table:table-cell>
          <table:table-cell office:value-type="float" office:value="-1.89641E-016" calcext:value-type="float">
            <text:p>-1.89641E-16</text:p>
          </table:table-cell>
          <table:table-cell/>
          <table:table-cell table:formula="of:=([.B4]-[.B3])/([.A4]-[.A3])" office:value-type="float" office:value="34.2929292929294" calcext:value-type="float">
            <text:p>34.2929292929</text:p>
          </table:table-cell>
          <table:table-cell table:formula="of:=([.C4]-[.C3])/([.A4]-[.A3])" office:value-type="float" office:value="98.9191919191914" calcext:value-type="float">
            <text:p>98.919191919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0.4659" calcext:value-type="float">
            <text:p>50.4659</text:p>
          </table:table-cell>
          <table:table-cell office:value-type="float" office:value="49.3212" calcext:value-type="float">
            <text:p>49.3212</text:p>
          </table:table-cell>
          <table:table-cell office:value-type="float" office:value="-1.88548E-016" calcext:value-type="float">
            <text:p>-1.88548E-16</text:p>
          </table:table-cell>
          <table:table-cell/>
          <table:table-cell table:formula="of:=([.B5]-[.B4])/([.A5]-[.A4])" office:value-type="float" office:value="-19.0248756218908" calcext:value-type="float">
            <text:p>-19.0248756219</text:p>
          </table:table-cell>
          <table:table-cell table:formula="of:=([.C5]-[.C4])/([.A5]-[.A4])" office:value-type="float" office:value="1.08457711442781" calcext:value-type="float">
            <text:p>1.0845771144</text:p>
          </table:table-cell>
          <table:table-cell table:number-columns-repeated="2"/>
        </table:table-row>
        <table:table-row table:style-name="ro1">
          <table:table-cell office:value-type="float" office:value="0.04005" calcext:value-type="float">
            <text:p>0.04005</text:p>
          </table:table-cell>
          <table:table-cell office:value-type="float" office:value="50.4392" calcext:value-type="float">
            <text:p>50.4392</text:p>
          </table:table-cell>
          <table:table-cell office:value-type="float" office:value="49.3228" calcext:value-type="float">
            <text:p>49.3228</text:p>
          </table:table-cell>
          <table:table-cell office:value-type="float" office:value="-1.8843E-016" calcext:value-type="float">
            <text:p>-1.8843E-16</text:p>
          </table:table-cell>
          <table:table-cell/>
          <table:table-cell table:formula="of:=([.B6]-[.B5])/([.A6]-[.A5])" office:value-type="float" office:value="-2.65671641791026" calcext:value-type="float">
            <text:p>-2.6567164179</text:p>
          </table:table-cell>
          <table:table-cell table:formula="of:=([.C6]-[.C5])/([.A6]-[.A5])" office:value-type="float" office:value="0.159203980099838" calcext:value-type="float">
            <text:p>0.1592039801</text:p>
          </table:table-cell>
          <table:table-cell table:number-columns-repeated="2"/>
        </table:table-row>
        <table:table-row table:style-name="ro1">
          <table:table-cell office:value-type="float" office:value="0.04995" calcext:value-type="float">
            <text:p>0.04995</text:p>
          </table:table-cell>
          <table:table-cell office:value-type="float" office:value="50.4356" calcext:value-type="float">
            <text:p>50.4356</text:p>
          </table:table-cell>
          <table:table-cell office:value-type="float" office:value="49.3229" calcext:value-type="float">
            <text:p>49.3229</text:p>
          </table:table-cell>
          <table:table-cell office:value-type="float" office:value="-1.88434E-016" calcext:value-type="float">
            <text:p>-1.88434E-16</text:p>
          </table:table-cell>
          <table:table-cell/>
          <table:table-cell table:formula="of:=([.B7]-[.B6])/([.A7]-[.A6])" office:value-type="float" office:value="-0.363636363636234" calcext:value-type="float">
            <text:p>-0.3636363636</text:p>
          </table:table-cell>
          <table:table-cell table:formula="of:=([.C7]-[.C6])/([.A7]-[.A6])" office:value-type="float" office:value="0.0101010101006277" calcext:value-type="float">
            <text:p>0.010101010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0.4152" calcext:value-type="float">
            <text:p>50.4152</text:p>
          </table:table-cell>
          <table:table-cell office:value-type="float" office:value="49.2961" calcext:value-type="float">
            <text:p>49.2961</text:p>
          </table:table-cell>
          <table:table-cell office:value-type="float" office:value="-1.88462E-016" calcext:value-type="float">
            <text:p>-1.88462E-16</text:p>
          </table:table-cell>
          <table:table-cell/>
          <table:table-cell table:formula="of:=([.B8]-[.B7])/([.A8]-[.A7])" office:value-type="float" office:value="-2.02985074626888" calcext:value-type="float">
            <text:p>-2.0298507463</text:p>
          </table:table-cell>
          <table:table-cell table:formula="of:=([.C8]-[.C7])/([.A8]-[.A7])" office:value-type="float" office:value="-2.66666666666611" calcext:value-type="float">
            <text:p>-2.6666666667</text:p>
          </table:table-cell>
          <table:table-cell table:number-columns-repeated="2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49.9759" calcext:value-type="float">
            <text:p>49.9759</text:p>
          </table:table-cell>
          <table:table-cell office:value-type="float" office:value="48.8873" calcext:value-type="float">
            <text:p>48.8873</text:p>
          </table:table-cell>
          <table:table-cell office:value-type="float" office:value="-1.88727E-016" calcext:value-type="float">
            <text:p>-1.88727E-16</text:p>
          </table:table-cell>
          <table:table-cell/>
          <table:table-cell table:formula="of:=([.B9]-[.B8])/([.A9]-[.A8])" office:value-type="float" office:value="-43.7114427860692" calcext:value-type="float">
            <text:p>-43.7114427861</text:p>
          </table:table-cell>
          <table:table-cell table:formula="of:=([.C9]-[.C8])/([.A9]-[.A8])" office:value-type="float" office:value="-40.6766169154228" calcext:value-type="float">
            <text:p>-40.6766169154</text:p>
          </table:table-cell>
          <table:table-cell table:number-columns-repeated="2"/>
        </table:table-row>
        <table:table-row table:style-name="ro1">
          <table:table-cell office:value-type="float" office:value="0.07995" calcext:value-type="float">
            <text:p>0.07995</text:p>
          </table:table-cell>
          <table:table-cell office:value-type="float" office:value="50.252" calcext:value-type="float">
            <text:p>50.252</text:p>
          </table:table-cell>
          <table:table-cell office:value-type="float" office:value="49.1474" calcext:value-type="float">
            <text:p>49.1474</text:p>
          </table:table-cell>
          <table:table-cell office:value-type="float" office:value="-1.88558E-016" calcext:value-type="float">
            <text:p>-1.88558E-16</text:p>
          </table:table-cell>
          <table:table-cell/>
          <table:table-cell table:formula="of:=([.B10]-[.B9])/([.A10]-[.A9])" office:value-type="float" office:value="27.8888888888888" calcext:value-type="float">
            <text:p>27.8888888889</text:p>
          </table:table-cell>
          <table:table-cell table:formula="of:=([.C10]-[.C9])/([.A10]-[.A9])" office:value-type="float" office:value="26.2727272727267" calcext:value-type="float">
            <text:p>26.272727272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50.2645" calcext:value-type="float">
            <text:p>50.2645</text:p>
          </table:table-cell>
          <table:table-cell office:value-type="float" office:value="49.1568" calcext:value-type="float">
            <text:p>49.1568</text:p>
          </table:table-cell>
          <table:table-cell office:value-type="float" office:value="-1.88575E-016" calcext:value-type="float">
            <text:p>-1.88575E-16</text:p>
          </table:table-cell>
          <table:table-cell/>
          <table:table-cell table:formula="of:=([.B11]-[.B10])/([.A11]-[.A10])" office:value-type="float" office:value="1.24378109452694" calcext:value-type="float">
            <text:p>1.2437810945</text:p>
          </table:table-cell>
          <table:table-cell table:formula="of:=([.C11]-[.C10])/([.A11]-[.A10])" office:value-type="float" office:value="0.935323383084519" calcext:value-type="float">
            <text:p>0.9353233831</text:p>
          </table:table-cell>
          <table:table-cell table:number-columns-repeated="2"/>
        </table:table-row>
        <table:table-row table:style-name="ro1">
          <table:table-cell office:value-type="float" office:value="0.10005" calcext:value-type="float">
            <text:p>0.10005</text:p>
          </table:table-cell>
          <table:table-cell office:value-type="float" office:value="49.9755" calcext:value-type="float">
            <text:p>49.9755</text:p>
          </table:table-cell>
          <table:table-cell office:value-type="float" office:value="48.8511" calcext:value-type="float">
            <text:p>48.8511</text:p>
          </table:table-cell>
          <table:table-cell office:value-type="float" office:value="-1.88789E-016" calcext:value-type="float">
            <text:p>-1.88789E-16</text:p>
          </table:table-cell>
          <table:table-cell/>
          <table:table-cell table:formula="of:=([.B12]-[.B11])/([.A12]-[.A11])" office:value-type="float" office:value="-28.7562189054727" calcext:value-type="float">
            <text:p>-28.7562189055</text:p>
          </table:table-cell>
          <table:table-cell table:formula="of:=([.C12]-[.C11])/([.A12]-[.A11])" office:value-type="float" office:value="-30.4179104477606" calcext:value-type="float">
            <text:p>-30.4179104478</text:p>
          </table:table-cell>
          <table:table-cell table:number-columns-repeated="2"/>
        </table:table-row>
        <table:table-row table:style-name="ro1">
          <table:table-cell office:value-type="float" office:value="0.10995" calcext:value-type="float">
            <text:p>0.10995</text:p>
          </table:table-cell>
          <table:table-cell office:value-type="float" office:value="50.0368" calcext:value-type="float">
            <text:p>50.0368</text:p>
          </table:table-cell>
          <table:table-cell office:value-type="float" office:value="48.9513" calcext:value-type="float">
            <text:p>48.9513</text:p>
          </table:table-cell>
          <table:table-cell office:value-type="float" office:value="-1.88703E-016" calcext:value-type="float">
            <text:p>-1.88703E-16</text:p>
          </table:table-cell>
          <table:table-cell/>
          <table:table-cell table:formula="of:=([.B13]-[.B12])/([.A13]-[.A12])" office:value-type="float" office:value="6.19191919191948" calcext:value-type="float">
            <text:p>6.1919191919</text:p>
          </table:table-cell>
          <table:table-cell table:formula="of:=([.C13]-[.C12])/([.A13]-[.A12])" office:value-type="float" office:value="10.1212121212122" calcext:value-type="float">
            <text:p>10.1212121212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0.1063" calcext:value-type="float">
            <text:p>50.1063</text:p>
          </table:table-cell>
          <table:table-cell office:value-type="float" office:value="49.0056" calcext:value-type="float">
            <text:p>49.0056</text:p>
          </table:table-cell>
          <table:table-cell office:value-type="float" office:value="-1.88695E-016" calcext:value-type="float">
            <text:p>-1.88695E-16</text:p>
          </table:table-cell>
          <table:table-cell/>
          <table:table-cell table:formula="of:=([.B14]-[.B13])/([.A14]-[.A13])" office:value-type="float" office:value="6.91542288557194" calcext:value-type="float">
            <text:p>6.9154228856</text:p>
          </table:table-cell>
          <table:table-cell table:formula="of:=([.C14]-[.C13])/([.A14]-[.A13])" office:value-type="float" office:value="5.40298507462665" calcext:value-type="float">
            <text:p>5.4029850746</text:p>
          </table:table-cell>
          <table:table-cell table:number-columns-repeated="2"/>
        </table:table-row>
        <table:table-row table:style-name="ro1">
          <table:table-cell office:value-type="float" office:value="0.13005" calcext:value-type="float">
            <text:p>0.13005</text:p>
          </table:table-cell>
          <table:table-cell office:value-type="float" office:value="50.1195" calcext:value-type="float">
            <text:p>50.1195</text:p>
          </table:table-cell>
          <table:table-cell office:value-type="float" office:value="49.0178" calcext:value-type="float">
            <text:p>49.0178</text:p>
          </table:table-cell>
          <table:table-cell office:value-type="float" office:value="-1.88703E-016" calcext:value-type="float">
            <text:p>-1.88703E-16</text:p>
          </table:table-cell>
          <table:table-cell/>
          <table:table-cell table:formula="of:=([.B15]-[.B14])/([.A15]-[.A14])" office:value-type="float" office:value="1.31343283582137" calcext:value-type="float">
            <text:p>1.3134328358</text:p>
          </table:table-cell>
          <table:table-cell table:formula="of:=([.C15]-[.C14])/([.A15]-[.A14])" office:value-type="float" office:value="1.21393034825871" calcext:value-type="float">
            <text:p>1.2139303483</text:p>
          </table:table-cell>
          <table:table-cell table:number-columns-repeated="2"/>
        </table:table-row>
        <table:table-row table:style-name="ro1">
          <table:table-cell office:value-type="float" office:value="0.13995" calcext:value-type="float">
            <text:p>0.13995</text:p>
          </table:table-cell>
          <table:table-cell office:value-type="float" office:value="50.127" calcext:value-type="float">
            <text:p>50.127</text:p>
          </table:table-cell>
          <table:table-cell office:value-type="float" office:value="49.0233" calcext:value-type="float">
            <text:p>49.0233</text:p>
          </table:table-cell>
          <table:table-cell office:value-type="float" office:value="-1.88712E-016" calcext:value-type="float">
            <text:p>-1.88712E-16</text:p>
          </table:table-cell>
          <table:table-cell/>
          <table:table-cell table:formula="of:=([.B16]-[.B15])/([.A16]-[.A15])" office:value-type="float" office:value="0.757575757575785" calcext:value-type="float">
            <text:p>0.7575757576</text:p>
          </table:table-cell>
          <table:table-cell table:formula="of:=([.C16]-[.C15])/([.A16]-[.A15])" office:value-type="float" office:value="0.55555555555533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0.3426" calcext:value-type="float">
            <text:p>50.3426</text:p>
          </table:table-cell>
          <table:table-cell office:value-type="float" office:value="49.2208" calcext:value-type="float">
            <text:p>49.2208</text:p>
          </table:table-cell>
          <table:table-cell office:value-type="float" office:value="-1.88642E-016" calcext:value-type="float">
            <text:p>-1.88642E-16</text:p>
          </table:table-cell>
          <table:table-cell/>
          <table:table-cell table:formula="of:=([.B17]-[.B16])/([.A17]-[.A16])" office:value-type="float" office:value="21.4527363184075" calcext:value-type="float">
            <text:p>21.4527363184</text:p>
          </table:table-cell>
          <table:table-cell table:formula="of:=([.C17]-[.C16])/([.A17]-[.A16])" office:value-type="float" office:value="19.6517412935322" calcext:value-type="float">
            <text:p>19.6517412935</text:p>
          </table:table-cell>
          <table:table-cell table:number-columns-repeated="2"/>
        </table:table-row>
        <table:table-row table:style-name="ro1">
          <table:table-cell office:value-type="float" office:value="0.16005" calcext:value-type="float">
            <text:p>0.16005</text:p>
          </table:table-cell>
          <table:table-cell office:value-type="float" office:value="50.3658" calcext:value-type="float">
            <text:p>50.3658</text:p>
          </table:table-cell>
          <table:table-cell office:value-type="float" office:value="49.2569" calcext:value-type="float">
            <text:p>49.2569</text:p>
          </table:table-cell>
          <table:table-cell office:value-type="float" office:value="-1.88652E-016" calcext:value-type="float">
            <text:p>-1.88652E-16</text:p>
          </table:table-cell>
          <table:table-cell/>
          <table:table-cell table:formula="of:=([.B18]-[.B17])/([.A18]-[.A17])" office:value-type="float" office:value="2.30845771144305" calcext:value-type="float">
            <text:p>2.3084577114</text:p>
          </table:table-cell>
          <table:table-cell table:formula="of:=([.C18]-[.C17])/([.A18]-[.A17])" office:value-type="float" office:value="3.59203980099548" calcext:value-type="float">
            <text:p>3.592039801</text:p>
          </table:table-cell>
          <table:table-cell table:number-columns-repeated="2"/>
        </table:table-row>
        <table:table-row table:style-name="ro1">
          <table:table-cell office:value-type="float" office:value="0.16995" calcext:value-type="float">
            <text:p>0.16995</text:p>
          </table:table-cell>
          <table:table-cell office:value-type="float" office:value="49.994" calcext:value-type="float">
            <text:p>49.994</text:p>
          </table:table-cell>
          <table:table-cell office:value-type="float" office:value="48.8851" calcext:value-type="float">
            <text:p>48.8851</text:p>
          </table:table-cell>
          <table:table-cell office:value-type="float" office:value="-1.88879E-016" calcext:value-type="float">
            <text:p>-1.88879E-16</text:p>
          </table:table-cell>
          <table:table-cell/>
          <table:table-cell table:formula="of:=([.B19]-[.B18])/([.A19]-[.A18])" office:value-type="float" office:value="-37.5555555555556" calcext:value-type="float">
            <text:p>-37.5555555556</text:p>
          </table:table-cell>
          <table:table-cell table:formula="of:=([.C19]-[.C18])/([.A19]-[.A18])" office:value-type="float" office:value="-37.5555555555556" calcext:value-type="float">
            <text:p>-37.5555555556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0.0577" calcext:value-type="float">
            <text:p>50.0577</text:p>
          </table:table-cell>
          <table:table-cell office:value-type="float" office:value="48.9674" calcext:value-type="float">
            <text:p>48.9674</text:p>
          </table:table-cell>
          <table:table-cell office:value-type="float" office:value="-1.8881E-016" calcext:value-type="float">
            <text:p>-1.8881E-16</text:p>
          </table:table-cell>
          <table:table-cell/>
          <table:table-cell table:formula="of:=([.B20]-[.B19])/([.A20]-[.A19])" office:value-type="float" office:value="6.33830845771118" calcext:value-type="float">
            <text:p>6.3383084577</text:p>
          </table:table-cell>
          <table:table-cell table:formula="of:=([.C20]-[.C19])/([.A20]-[.A19])" office:value-type="float" office:value="8.18905472636783" calcext:value-type="float">
            <text:p>8.1890547264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50.1157" calcext:value-type="float">
            <text:p>50.1157</text:p>
          </table:table-cell>
          <table:table-cell office:value-type="float" office:value="49.0149" calcext:value-type="float">
            <text:p>49.0149</text:p>
          </table:table-cell>
          <table:table-cell office:value-type="float" office:value="-1.88801E-016" calcext:value-type="float">
            <text:p>-1.88801E-16</text:p>
          </table:table-cell>
          <table:table-cell/>
          <table:table-cell table:formula="of:=([.B21]-[.B20])/([.A21]-[.A20])" office:value-type="float" office:value="5.77114427860693" calcext:value-type="float">
            <text:p>5.7711442786</text:p>
          </table:table-cell>
          <table:table-cell table:formula="of:=([.C21]-[.C20])/([.A21]-[.A20])" office:value-type="float" office:value="4.72636815920391" calcext:value-type="float">
            <text:p>4.7263681592</text:p>
          </table:table-cell>
          <table:table-cell table:number-columns-repeated="2"/>
        </table:table-row>
        <table:table-row table:style-name="ro1">
          <table:table-cell office:value-type="float" office:value="0.19995" calcext:value-type="float">
            <text:p>0.19995</text:p>
          </table:table-cell>
          <table:table-cell office:value-type="float" office:value="50.1209" calcext:value-type="float">
            <text:p>50.1209</text:p>
          </table:table-cell>
          <table:table-cell office:value-type="float" office:value="49.0194" calcext:value-type="float">
            <text:p>49.0194</text:p>
          </table:table-cell>
          <table:table-cell office:value-type="float" office:value="-1.88812E-016" calcext:value-type="float">
            <text:p>-1.88812E-16</text:p>
          </table:table-cell>
          <table:table-cell/>
          <table:table-cell table:formula="of:=([.B22]-[.B21])/([.A22]-[.A21])" office:value-type="float" office:value="0.525252525252737" calcext:value-type="float">
            <text:p>0.5252525253</text:p>
          </table:table-cell>
          <table:table-cell table:formula="of:=([.C22]-[.C21])/([.A22]-[.A21])" office:value-type="float" office:value="0.454545454545472" calcext:value-type="float">
            <text:p>0.4545454545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0.1522" calcext:value-type="float">
            <text:p>50.1522</text:p>
          </table:table-cell>
          <table:table-cell office:value-type="float" office:value="49.0462" calcext:value-type="float">
            <text:p>49.0462</text:p>
          </table:table-cell>
          <table:table-cell office:value-type="float" office:value="-1.88814E-016" calcext:value-type="float">
            <text:p>-1.88814E-16</text:p>
          </table:table-cell>
          <table:table-cell/>
          <table:table-cell table:formula="of:=([.B23]-[.B22])/([.A23]-[.A22])" office:value-type="float" office:value="3.11442786069669" calcext:value-type="float">
            <text:p>3.1144278607</text:p>
          </table:table-cell>
          <table:table-cell table:formula="of:=([.C23]-[.C22])/([.A23]-[.A22])" office:value-type="float" office:value="2.66666666666682" calcext:value-type="float">
            <text:p>2.6666666667</text:p>
          </table:table-cell>
          <table:table-cell table:number-columns-repeated="2"/>
        </table:table-row>
        <table:table-row table:style-name="ro1">
          <table:table-cell office:value-type="float" office:value="0.22005" calcext:value-type="float">
            <text:p>0.22005</text:p>
          </table:table-cell>
          <table:table-cell office:value-type="float" office:value="50.3679" calcext:value-type="float">
            <text:p>50.3679</text:p>
          </table:table-cell>
          <table:table-cell office:value-type="float" office:value="49.251" calcext:value-type="float">
            <text:p>49.251</text:p>
          </table:table-cell>
          <table:table-cell office:value-type="float" office:value="-1.88737E-016" calcext:value-type="float">
            <text:p>-1.88737E-16</text:p>
          </table:table-cell>
          <table:table-cell/>
          <table:table-cell table:formula="of:=([.B24]-[.B23])/([.A24]-[.A23])" office:value-type="float" office:value="21.4626865671639" calcext:value-type="float">
            <text:p>21.4626865672</text:p>
          </table:table-cell>
          <table:table-cell table:formula="of:=([.C24]-[.C23])/([.A24]-[.A23])" office:value-type="float" office:value="20.3781094527361" calcext:value-type="float">
            <text:p>20.3781094527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50.3801" calcext:value-type="float">
            <text:p>50.3801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-1.88745E-016" calcext:value-type="float">
            <text:p>-1.88745E-16</text:p>
          </table:table-cell>
          <table:table-cell/>
          <table:table-cell table:formula="of:=([.B25]-[.B24])/([.A25]-[.A24])" office:value-type="float" office:value="1.23232323232323" calcext:value-type="float">
            <text:p>1.2323232323</text:p>
          </table:table-cell>
          <table:table-cell table:formula="of:=([.C25]-[.C24])/([.A25]-[.A24])" office:value-type="float" office:value="2.48484848484844" calcext:value-type="float">
            <text:p>2.484848484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0.3005" calcext:value-type="float">
            <text:p>50.3005</text:p>
          </table:table-cell>
          <table:table-cell office:value-type="float" office:value="49.1932" calcext:value-type="float">
            <text:p>49.1932</text:p>
          </table:table-cell>
          <table:table-cell office:value-type="float" office:value="-1.88795E-016" calcext:value-type="float">
            <text:p>-1.88795E-16</text:p>
          </table:table-cell>
          <table:table-cell/>
          <table:table-cell table:formula="of:=([.B26]-[.B25])/([.A26]-[.A25])" office:value-type="float" office:value="-7.92039800995019" calcext:value-type="float">
            <text:p>-7.92039801</text:p>
          </table:table-cell>
          <table:table-cell table:formula="of:=([.C26]-[.C25])/([.A26]-[.A25])" office:value-type="float" office:value="-8.19900497512438" calcext:value-type="float">
            <text:p>-8.1990049751</text:p>
          </table:table-cell>
          <table:table-cell table:number-columns-repeated="2"/>
        </table:table-row>
        <table:table-row table:style-name="ro1">
          <table:table-cell office:value-type="float" office:value="0.25005" calcext:value-type="float">
            <text:p>0.25005</text:p>
          </table:table-cell>
          <table:table-cell office:value-type="float" office:value="50.421" calcext:value-type="float">
            <text:p>50.421</text:p>
          </table:table-cell>
          <table:table-cell office:value-type="float" office:value="49.3026" calcext:value-type="float">
            <text:p>49.3026</text:p>
          </table:table-cell>
          <table:table-cell office:value-type="float" office:value="-1.88757E-016" calcext:value-type="float">
            <text:p>-1.88757E-16</text:p>
          </table:table-cell>
          <table:table-cell/>
          <table:table-cell table:formula="of:=([.B27]-[.B26])/([.A27]-[.A26])" office:value-type="float" office:value="11.9900497512438" calcext:value-type="float">
            <text:p>11.9900497512</text:p>
          </table:table-cell>
          <table:table-cell table:formula="of:=([.C27]-[.C26])/([.A27]-[.A26])" office:value-type="float" office:value="10.8855721393036" calcext:value-type="float">
            <text:p>10.8855721393</text:p>
          </table:table-cell>
          <table:table-cell table:number-columns-repeated="2"/>
        </table:table-row>
        <table:table-row table:style-name="ro1">
          <table:table-cell office:value-type="float" office:value="0.25995" calcext:value-type="float">
            <text:p>0.25995</text:p>
          </table:table-cell>
          <table:table-cell office:value-type="float" office:value="50.5605" calcext:value-type="float">
            <text:p>50.5605</text:p>
          </table:table-cell>
          <table:table-cell office:value-type="float" office:value="49.4471" calcext:value-type="float">
            <text:p>49.4471</text:p>
          </table:table-cell>
          <table:table-cell office:value-type="float" office:value="-1.88708E-016" calcext:value-type="float">
            <text:p>-1.88708E-16</text:p>
          </table:table-cell>
          <table:table-cell/>
          <table:table-cell table:formula="of:=([.B28]-[.B27])/([.A28]-[.A27])" office:value-type="float" office:value="14.0909090909089" calcext:value-type="float">
            <text:p>14.0909090909</text:p>
          </table:table-cell>
          <table:table-cell table:formula="of:=([.C28]-[.C27])/([.A28]-[.A27])" office:value-type="float" office:value="14.5959595959596" calcext:value-type="float">
            <text:p>14.595959596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0.4611" calcext:value-type="float">
            <text:p>50.4611</text:p>
          </table:table-cell>
          <table:table-cell office:value-type="float" office:value="49.3519" calcext:value-type="float">
            <text:p>49.3519</text:p>
          </table:table-cell>
          <table:table-cell office:value-type="float" office:value="-1.88767E-016" calcext:value-type="float">
            <text:p>-1.88767E-16</text:p>
          </table:table-cell>
          <table:table-cell/>
          <table:table-cell table:formula="of:=([.B29]-[.B28])/([.A29]-[.A28])" office:value-type="float" office:value="-9.89054726368116" calcext:value-type="float">
            <text:p>-9.8905472637</text:p>
          </table:table-cell>
          <table:table-cell table:formula="of:=([.C29]-[.C28])/([.A29]-[.A28])" office:value-type="float" office:value="-9.47263681592024" calcext:value-type="float">
            <text:p>-9.4726368159</text:p>
          </table:table-cell>
          <table:table-cell table:number-columns-repeated="2"/>
        </table:table-row>
        <table:table-row table:style-name="ro1">
          <table:table-cell office:value-type="float" office:value="0.28005" calcext:value-type="float">
            <text:p>0.28005</text:p>
          </table:table-cell>
          <table:table-cell office:value-type="float" office:value="50.4236" calcext:value-type="float">
            <text:p>50.4236</text:p>
          </table:table-cell>
          <table:table-cell office:value-type="float" office:value="49.3137" calcext:value-type="float">
            <text:p>49.3137</text:p>
          </table:table-cell>
          <table:table-cell office:value-type="float" office:value="-1.88791E-016" calcext:value-type="float">
            <text:p>-1.88791E-16</text:p>
          </table:table-cell>
          <table:table-cell/>
          <table:table-cell table:formula="of:=([.B30]-[.B29])/([.A30]-[.A29])" office:value-type="float" office:value="-3.73134328358223" calcext:value-type="float">
            <text:p>-3.7313432836</text:p>
          </table:table-cell>
          <table:table-cell table:formula="of:=([.C30]-[.C29])/([.A30]-[.A29])" office:value-type="float" office:value="-3.80099502487595" calcext:value-type="float">
            <text:p>-3.8009950249</text:p>
          </table:table-cell>
          <table:table-cell table:number-columns-repeated="2"/>
        </table:table-row>
        <table:table-row table:style-name="ro1">
          <table:table-cell office:value-type="float" office:value="0.28995" calcext:value-type="float">
            <text:p>0.28995</text:p>
          </table:table-cell>
          <table:table-cell office:value-type="float" office:value="50.4164" calcext:value-type="float">
            <text:p>50.4164</text:p>
          </table:table-cell>
          <table:table-cell office:value-type="float" office:value="49.3065" calcext:value-type="float">
            <text:p>49.3065</text:p>
          </table:table-cell>
          <table:table-cell office:value-type="float" office:value="-1.88807E-016" calcext:value-type="float">
            <text:p>-1.88807E-16</text:p>
          </table:table-cell>
          <table:table-cell/>
          <table:table-cell table:formula="of:=([.B31]-[.B30])/([.A31]-[.A30])" office:value-type="float" office:value="-0.727272727272466" calcext:value-type="float">
            <text:p>-0.7272727273</text:p>
          </table:table-cell>
          <table:table-cell table:formula="of:=([.C31]-[.C30])/([.A31]-[.A30])" office:value-type="float" office:value="-0.727272727272466" calcext:value-type="float">
            <text:p>-0.7272727273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.4171" calcext:value-type="float">
            <text:p>50.4171</text:p>
          </table:table-cell>
          <table:table-cell office:value-type="float" office:value="49.307" calcext:value-type="float">
            <text:p>49.307</text:p>
          </table:table-cell>
          <table:table-cell office:value-type="float" office:value="-1.88817E-016" calcext:value-type="float">
            <text:p>-1.88817E-16</text:p>
          </table:table-cell>
          <table:table-cell/>
          <table:table-cell table:formula="of:=([.B32]-[.B31])/([.A32]-[.A31])" office:value-type="float" office:value="0.0696517412930165" calcext:value-type="float">
            <text:p>0.0696517413</text:p>
          </table:table-cell>
          <table:table-cell table:formula="of:=([.C32]-[.C31])/([.A32]-[.A31])" office:value-type="float" office:value="0.0497512437813321" calcext:value-type="float">
            <text:p>0.0497512438</text:p>
          </table:table-cell>
          <table:table-cell table:number-columns-repeated="2"/>
        </table:table-row>
        <table:table-row table:style-name="ro1">
          <table:table-cell office:value-type="float" office:value="0.31005" calcext:value-type="float">
            <text:p>0.31005</text:p>
          </table:table-cell>
          <table:table-cell office:value-type="float" office:value="50.4445" calcext:value-type="float">
            <text:p>50.4445</text:p>
          </table:table-cell>
          <table:table-cell office:value-type="float" office:value="49.3312" calcext:value-type="float">
            <text:p>49.3312</text:p>
          </table:table-cell>
          <table:table-cell office:value-type="float" office:value="-1.8882E-016" calcext:value-type="float">
            <text:p>-1.8882E-16</text:p>
          </table:table-cell>
          <table:table-cell/>
          <table:table-cell table:formula="of:=([.B33]-[.B32])/([.A33]-[.A32])" office:value-type="float" office:value="2.72636815920399" calcext:value-type="float">
            <text:p>2.7263681592</text:p>
          </table:table-cell>
          <table:table-cell table:formula="of:=([.C33]-[.C32])/([.A33]-[.A32])" office:value-type="float" office:value="2.40796019900502" calcext:value-type="float">
            <text:p>2.407960199</text:p>
          </table:table-cell>
          <table:table-cell table:number-columns-repeated="2"/>
        </table:table-row>
        <table:table-row table:style-name="ro1">
          <table:table-cell office:value-type="float" office:value="0.31995" calcext:value-type="float">
            <text:p>0.31995</text:p>
          </table:table-cell>
          <table:table-cell office:value-type="float" office:value="50.5917" calcext:value-type="float">
            <text:p>50.5917</text:p>
          </table:table-cell>
          <table:table-cell office:value-type="float" office:value="49.4696" calcext:value-type="float">
            <text:p>49.4696</text:p>
          </table:table-cell>
          <table:table-cell office:value-type="float" office:value="-1.88773E-016" calcext:value-type="float">
            <text:p>-1.88773E-16</text:p>
          </table:table-cell>
          <table:table-cell/>
          <table:table-cell table:formula="of:=([.B34]-[.B33])/([.A34]-[.A33])" office:value-type="float" office:value="14.8686868686874" calcext:value-type="float">
            <text:p>14.8686868687</text:p>
          </table:table-cell>
          <table:table-cell table:formula="of:=([.C34]-[.C33])/([.A34]-[.A33])" office:value-type="float" office:value="13.9797979797977" calcext:value-type="float">
            <text:p>13.9797979798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0.6746" calcext:value-type="float">
            <text:p>50.6746</text:p>
          </table:table-cell>
          <table:table-cell office:value-type="float" office:value="49.5586" calcext:value-type="float">
            <text:p>49.5586</text:p>
          </table:table-cell>
          <table:table-cell office:value-type="float" office:value="-1.88753E-016" calcext:value-type="float">
            <text:p>-1.88753E-16</text:p>
          </table:table-cell>
          <table:table-cell/>
          <table:table-cell table:formula="of:=([.B35]-[.B34])/([.A35]-[.A34])" office:value-type="float" office:value="8.24875621890498" calcext:value-type="float">
            <text:p>8.2487562189</text:p>
          </table:table-cell>
          <table:table-cell table:formula="of:=([.C35]-[.C34])/([.A35]-[.A34])" office:value-type="float" office:value="8.85572139303469" calcext:value-type="float">
            <text:p>8.855721393</text:p>
          </table:table-cell>
          <table:table-cell table:number-columns-repeated="2"/>
        </table:table-row>
        <table:table-row table:style-name="ro1">
          <table:table-cell office:value-type="float" office:value="0.34005" calcext:value-type="float">
            <text:p>0.34005</text:p>
          </table:table-cell>
          <table:table-cell office:value-type="float" office:value="50.5894" calcext:value-type="float">
            <text:p>50.5894</text:p>
          </table:table-cell>
          <table:table-cell office:value-type="float" office:value="49.4761" calcext:value-type="float">
            <text:p>49.4761</text:p>
          </table:table-cell>
          <table:table-cell office:value-type="float" office:value="-1.88803E-016" calcext:value-type="float">
            <text:p>-1.88803E-16</text:p>
          </table:table-cell>
          <table:table-cell/>
          <table:table-cell table:formula="of:=([.B36]-[.B35])/([.A36]-[.A35])" office:value-type="float" office:value="-8.47761194029854" calcext:value-type="float">
            <text:p>-8.4776119403</text:p>
          </table:table-cell>
          <table:table-cell table:formula="of:=([.C36]-[.C35])/([.A36]-[.A35])" office:value-type="float" office:value="-8.2089552238802" calcext:value-type="float">
            <text:p>-8.2089552239</text:p>
          </table:table-cell>
          <table:table-cell table:number-columns-repeated="2"/>
        </table:table-row>
        <table:table-row table:style-name="ro1">
          <table:table-cell office:value-type="float" office:value="0.34995" calcext:value-type="float">
            <text:p>0.34995</text:p>
          </table:table-cell>
          <table:table-cell office:value-type="float" office:value="50.557" calcext:value-type="float">
            <text:p>50.557</text:p>
          </table:table-cell>
          <table:table-cell office:value-type="float" office:value="49.4433" calcext:value-type="float">
            <text:p>49.4433</text:p>
          </table:table-cell>
          <table:table-cell office:value-type="float" office:value="-1.88826E-016" calcext:value-type="float">
            <text:p>-1.88826E-16</text:p>
          </table:table-cell>
          <table:table-cell/>
          <table:table-cell table:formula="of:=([.B37]-[.B36])/([.A37]-[.A36])" office:value-type="float" office:value="-3.27272727272682" calcext:value-type="float">
            <text:p>-3.2727272727</text:p>
          </table:table-cell>
          <table:table-cell table:formula="of:=([.C37]-[.C36])/([.A37]-[.A36])" office:value-type="float" office:value="-3.31313131313148" calcext:value-type="float">
            <text:p>-3.3131313131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0.5493" calcext:value-type="float">
            <text:p>50.5493</text:p>
          </table:table-cell>
          <table:table-cell office:value-type="float" office:value="49.4356" calcext:value-type="float">
            <text:p>49.4356</text:p>
          </table:table-cell>
          <table:table-cell office:value-type="float" office:value="-1.88841E-016" calcext:value-type="float">
            <text:p>-1.88841E-16</text:p>
          </table:table-cell>
          <table:table-cell/>
          <table:table-cell table:formula="of:=([.B38]-[.B37])/([.A38]-[.A37])" office:value-type="float" office:value="-0.766169154228842" calcext:value-type="float">
            <text:p>-0.7661691542</text:p>
          </table:table-cell>
          <table:table-cell table:formula="of:=([.C38]-[.C37])/([.A38]-[.A37])" office:value-type="float" office:value="-0.766169154228842" calcext:value-type="float">
            <text:p>-0.7661691542</text:p>
          </table:table-cell>
          <table:table-cell table:number-columns-repeated="2"/>
        </table:table-row>
        <table:table-row table:style-name="ro1">
          <table:table-cell office:value-type="float" office:value="0.37005" calcext:value-type="float">
            <text:p>0.37005</text:p>
          </table:table-cell>
          <table:table-cell office:value-type="float" office:value="50.5444" calcext:value-type="float">
            <text:p>50.5444</text:p>
          </table:table-cell>
          <table:table-cell office:value-type="float" office:value="49.4308" calcext:value-type="float">
            <text:p>49.4308</text:p>
          </table:table-cell>
          <table:table-cell office:value-type="float" office:value="-1.88856E-016" calcext:value-type="float">
            <text:p>-1.88856E-16</text:p>
          </table:table-cell>
          <table:table-cell/>
          <table:table-cell table:formula="of:=([.B39]-[.B38])/([.A39]-[.A38])" office:value-type="float" office:value="-0.487562189054648" calcext:value-type="float">
            <text:p>-0.4875621891</text:p>
          </table:table-cell>
          <table:table-cell table:formula="of:=([.C39]-[.C38])/([.A39]-[.A38])" office:value-type="float" office:value="-0.477611940298806" calcext:value-type="float">
            <text:p>-0.4776119403</text:p>
          </table:table-cell>
          <table:table-cell table:number-columns-repeated="2"/>
        </table:table-row>
        <table:table-row table:style-name="ro1">
          <table:table-cell office:value-type="float" office:value="0.37995" calcext:value-type="float">
            <text:p>0.37995</text:p>
          </table:table-cell>
          <table:table-cell office:value-type="float" office:value="50.5396" calcext:value-type="float">
            <text:p>50.5396</text:p>
          </table:table-cell>
          <table:table-cell office:value-type="float" office:value="49.4262" calcext:value-type="float">
            <text:p>49.4262</text:p>
          </table:table-cell>
          <table:table-cell office:value-type="float" office:value="-1.8887E-016" calcext:value-type="float">
            <text:p>-1.8887E-16</text:p>
          </table:table-cell>
          <table:table-cell/>
          <table:table-cell table:formula="of:=([.B40]-[.B39])/([.A40]-[.A39])" office:value-type="float" office:value="-0.484848484848792" calcext:value-type="float">
            <text:p>-0.4848484848</text:p>
          </table:table-cell>
          <table:table-cell table:formula="of:=([.C40]-[.C39])/([.A40]-[.A39])" office:value-type="float" office:value="-0.464646464646101" calcext:value-type="float">
            <text:p>-0.46464646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0.535" calcext:value-type="float">
            <text:p>50.535</text:p>
          </table:table-cell>
          <table:table-cell office:value-type="float" office:value="49.4219" calcext:value-type="float">
            <text:p>49.4219</text:p>
          </table:table-cell>
          <table:table-cell office:value-type="float" office:value="-1.88884E-016" calcext:value-type="float">
            <text:p>-1.88884E-16</text:p>
          </table:table-cell>
          <table:table-cell/>
          <table:table-cell table:formula="of:=([.B41]-[.B40])/([.A41]-[.A40])" office:value-type="float" office:value="-0.457711442786417" calcext:value-type="float">
            <text:p>-0.4577114428</text:p>
          </table:table-cell>
          <table:table-cell table:formula="of:=([.C41]-[.C40])/([.A41]-[.A40])" office:value-type="float" office:value="-0.427860696517476" calcext:value-type="float">
            <text:p>-0.4278606965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50.5316" calcext:value-type="float">
            <text:p>50.5316</text:p>
          </table:table-cell>
          <table:table-cell office:value-type="float" office:value="49.4187" calcext:value-type="float">
            <text:p>49.4187</text:p>
          </table:table-cell>
          <table:table-cell office:value-type="float" office:value="-1.88899E-016" calcext:value-type="float">
            <text:p>-1.88899E-16</text:p>
          </table:table-cell>
          <table:table-cell/>
          <table:table-cell table:formula="of:=([.B42]-[.B41])/([.A42]-[.A41])" office:value-type="float" office:value="-0.338308457711361" calcext:value-type="float">
            <text:p>-0.3383084577</text:p>
          </table:table-cell>
          <table:table-cell table:formula="of:=([.C42]-[.C41])/([.A42]-[.A41])" office:value-type="float" office:value="-0.31840796019897" calcext:value-type="float">
            <text:p>-0.3184079602</text:p>
          </table:table-cell>
          <table:table-cell table:number-columns-repeated="2"/>
        </table:table-row>
        <table:table-row table:style-name="ro1">
          <table:table-cell office:value-type="float" office:value="0.40995" calcext:value-type="float">
            <text:p>0.40995</text:p>
          </table:table-cell>
          <table:table-cell office:value-type="float" office:value="50.5273" calcext:value-type="float">
            <text:p>50.5273</text:p>
          </table:table-cell>
          <table:table-cell office:value-type="float" office:value="49.4144" calcext:value-type="float">
            <text:p>49.4144</text:p>
          </table:table-cell>
          <table:table-cell office:value-type="float" office:value="-1.88913E-016" calcext:value-type="float">
            <text:p>-1.88913E-16</text:p>
          </table:table-cell>
          <table:table-cell/>
          <table:table-cell table:formula="of:=([.B43]-[.B42])/([.A43]-[.A42])" office:value-type="float" office:value="-0.434343434343498" calcext:value-type="float">
            <text:p>-0.4343434343</text:p>
          </table:table-cell>
          <table:table-cell table:formula="of:=([.C43]-[.C42])/([.A43]-[.A42])" office:value-type="float" office:value="-0.434343434343498" calcext:value-type="float">
            <text:p>-0.4343434343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0.5173" calcext:value-type="float">
            <text:p>50.5173</text:p>
          </table:table-cell>
          <table:table-cell office:value-type="float" office:value="49.4037" calcext:value-type="float">
            <text:p>49.4037</text:p>
          </table:table-cell>
          <table:table-cell office:value-type="float" office:value="-1.88933E-016" calcext:value-type="float">
            <text:p>-1.88933E-16</text:p>
          </table:table-cell>
          <table:table-cell/>
          <table:table-cell table:formula="of:=([.B44]-[.B43])/([.A44]-[.A43])" office:value-type="float" office:value="-0.995024875621698" calcext:value-type="float">
            <text:p>-0.9950248756</text:p>
          </table:table-cell>
          <table:table-cell table:formula="of:=([.C44]-[.C43])/([.A44]-[.A43])" office:value-type="float" office:value="-1.06467661691542" calcext:value-type="float">
            <text:p>-1.0646766169</text:p>
          </table:table-cell>
          <table:table-cell table:number-columns-repeated="2"/>
        </table:table-row>
        <table:table-row table:style-name="ro1">
          <table:table-cell office:value-type="float" office:value="0.43005" calcext:value-type="float">
            <text:p>0.43005</text:p>
          </table:table-cell>
          <table:table-cell office:value-type="float" office:value="50.4427" calcext:value-type="float">
            <text:p>50.4427</text:p>
          </table:table-cell>
          <table:table-cell office:value-type="float" office:value="49.3243" calcext:value-type="float">
            <text:p>49.3243</text:p>
          </table:table-cell>
          <table:table-cell office:value-type="float" office:value="-1.88998E-016" calcext:value-type="float">
            <text:p>-1.88998E-16</text:p>
          </table:table-cell>
          <table:table-cell/>
          <table:table-cell table:formula="of:=([.B45]-[.B44])/([.A45]-[.A44])" office:value-type="float" office:value="-7.42288557213893" calcext:value-type="float">
            <text:p>-7.4228855721</text:p>
          </table:table-cell>
          <table:table-cell table:formula="of:=([.C45]-[.C44])/([.A45]-[.A44])" office:value-type="float" office:value="-7.90049751243773" calcext:value-type="float">
            <text:p>-7.9004975124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50.1257" calcext:value-type="float">
            <text:p>50.1257</text:p>
          </table:table-cell>
          <table:table-cell office:value-type="float" office:value="48.9971" calcext:value-type="float">
            <text:p>48.9971</text:p>
          </table:table-cell>
          <table:table-cell office:value-type="float" office:value="-1.89218E-016" calcext:value-type="float">
            <text:p>-1.89218E-16</text:p>
          </table:table-cell>
          <table:table-cell/>
          <table:table-cell table:formula="of:=([.B46]-[.B45])/([.A46]-[.A45])" office:value-type="float" office:value="-32.020202020202" calcext:value-type="float">
            <text:p>-32.0202020202</text:p>
          </table:table-cell>
          <table:table-cell table:formula="of:=([.C46]-[.C45])/([.A46]-[.A45])" office:value-type="float" office:value="-33.0505050505048" calcext:value-type="float">
            <text:p>-33.050505050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9.3011" calcext:value-type="float">
            <text:p>49.3011</text:p>
          </table:table-cell>
          <table:table-cell office:value-type="float" office:value="48.1637" calcext:value-type="float">
            <text:p>48.1637</text:p>
          </table:table-cell>
          <table:table-cell office:value-type="float" office:value="-1.89753E-016" calcext:value-type="float">
            <text:p>-1.89753E-16</text:p>
          </table:table-cell>
          <table:table-cell/>
          <table:table-cell table:formula="of:=([.B47]-[.B46])/([.A47]-[.A46])" office:value-type="float" office:value="-82.0497512437819" calcext:value-type="float">
            <text:p>-82.0497512438</text:p>
          </table:table-cell>
          <table:table-cell table:formula="of:=([.C47]-[.C46])/([.A47]-[.A46])" office:value-type="float" office:value="-82.9253731343293" calcext:value-type="float">
            <text:p>-82.9253731343</text:p>
          </table:table-cell>
          <table:table-cell table:number-columns-repeated="2"/>
        </table:table-row>
        <table:table-row table:style-name="ro1">
          <table:table-cell office:value-type="float" office:value="0.46005" calcext:value-type="float">
            <text:p>0.46005</text:p>
          </table:table-cell>
          <table:table-cell office:value-type="float" office:value="47.7452" calcext:value-type="float">
            <text:p>47.7452</text:p>
          </table:table-cell>
          <table:table-cell office:value-type="float" office:value="46.6094" calcext:value-type="float">
            <text:p>46.6094</text:p>
          </table:table-cell>
          <table:table-cell office:value-type="float" office:value="-1.90733E-016" calcext:value-type="float">
            <text:p>-1.90733E-16</text:p>
          </table:table-cell>
          <table:table-cell/>
          <table:table-cell table:formula="of:=([.B48]-[.B47])/([.A48]-[.A47])" office:value-type="float" office:value="-154.81592039801" calcext:value-type="float">
            <text:p>-154.815920398</text:p>
          </table:table-cell>
          <table:table-cell table:formula="of:=([.C48]-[.C47])/([.A48]-[.A47])" office:value-type="float" office:value="-154.65671641791" calcext:value-type="float">
            <text:p>-154.6567164179</text:p>
          </table:table-cell>
          <table:table-cell table:number-columns-repeated="2"/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45.2805" calcext:value-type="float">
            <text:p>45.2805</text:p>
          </table:table-cell>
          <table:table-cell office:value-type="float" office:value="44.161" calcext:value-type="float">
            <text:p>44.161</text:p>
          </table:table-cell>
          <table:table-cell office:value-type="float" office:value="-1.92283E-016" calcext:value-type="float">
            <text:p>-1.92283E-16</text:p>
          </table:table-cell>
          <table:table-cell/>
          <table:table-cell table:formula="of:=([.B49]-[.B48])/([.A49]-[.A48])" office:value-type="float" office:value="-248.959595959595" calcext:value-type="float">
            <text:p>-248.9595959596</text:p>
          </table:table-cell>
          <table:table-cell table:formula="of:=([.C49]-[.C48])/([.A49]-[.A48])" office:value-type="float" office:value="-247.313131313131" calcext:value-type="float">
            <text:p>-247.3131313131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1.595" calcext:value-type="float">
            <text:p>41.595</text:p>
          </table:table-cell>
          <table:table-cell office:value-type="float" office:value="40.5109" calcext:value-type="float">
            <text:p>40.5109</text:p>
          </table:table-cell>
          <table:table-cell office:value-type="float" office:value="-1.9463E-016" calcext:value-type="float">
            <text:p>-1.9463E-16</text:p>
          </table:table-cell>
          <table:table-cell/>
          <table:table-cell table:formula="of:=([.B50]-[.B49])/([.A50]-[.A49])" office:value-type="float" office:value="-366.71641791045" calcext:value-type="float">
            <text:p>-366.7164179105</text:p>
          </table:table-cell>
          <table:table-cell table:formula="of:=([.C50]-[.C49])/([.A50]-[.A49])" office:value-type="float" office:value="-363.194029850748" calcext:value-type="float">
            <text:p>-363.1940298507</text:p>
          </table:table-cell>
          <table:table-cell table:number-columns-repeated="2"/>
        </table:table-row>
        <table:table-row table:style-name="ro1">
          <table:table-cell office:value-type="float" office:value="0.49005" calcext:value-type="float">
            <text:p>0.49005</text:p>
          </table:table-cell>
          <table:table-cell office:value-type="float" office:value="36.5456" calcext:value-type="float">
            <text:p>36.5456</text:p>
          </table:table-cell>
          <table:table-cell office:value-type="float" office:value="35.5258" calcext:value-type="float">
            <text:p>35.5258</text:p>
          </table:table-cell>
          <table:table-cell office:value-type="float" office:value="-1.97955E-016" calcext:value-type="float">
            <text:p>-1.97955E-16</text:p>
          </table:table-cell>
          <table:table-cell/>
          <table:table-cell table:formula="of:=([.B51]-[.B50])/([.A51]-[.A50])" office:value-type="float" office:value="-502.427860696514" calcext:value-type="float">
            <text:p>-502.4278606965</text:p>
          </table:table-cell>
          <table:table-cell table:formula="of:=([.C51]-[.C50])/([.A51]-[.A50])" office:value-type="float" office:value="-496.029850746266" calcext:value-type="float">
            <text:p>-496.0298507463</text:p>
          </table:table-cell>
          <table:table-cell table:number-columns-repeated="2"/>
        </table:table-row>
        <table:table-row table:style-name="ro1">
          <table:table-cell office:value-type="float" office:value="0.49995" calcext:value-type="float">
            <text:p>0.49995</text:p>
          </table:table-cell>
          <table:table-cell office:value-type="float" office:value="30.3452" calcext:value-type="float">
            <text:p>30.3452</text:p>
          </table:table-cell>
          <table:table-cell office:value-type="float" office:value="29.4269" calcext:value-type="float">
            <text:p>29.4269</text:p>
          </table:table-cell>
          <table:table-cell office:value-type="float" office:value="-2.02175E-016" calcext:value-type="float">
            <text:p>-2.02175E-16</text:p>
          </table:table-cell>
          <table:table-cell/>
          <table:table-cell table:formula="of:=([.B52]-[.B51])/([.A52]-[.A51])" office:value-type="float" office:value="-626.303030303029" calcext:value-type="float">
            <text:p>-626.303030303</text:p>
          </table:table-cell>
          <table:table-cell table:formula="of:=([.C52]-[.C51])/([.A52]-[.A51])" office:value-type="float" office:value="-616.050505050503" calcext:value-type="float">
            <text:p>-616.0505050505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3.4008" calcext:value-type="float">
            <text:p>23.4008</text:p>
          </table:table-cell>
          <table:table-cell office:value-type="float" office:value="22.6294" calcext:value-type="float">
            <text:p>22.6294</text:p>
          </table:table-cell>
          <table:table-cell office:value-type="float" office:value="-2.07059E-016" calcext:value-type="float">
            <text:p>-2.07059E-16</text:p>
          </table:table-cell>
          <table:table-cell/>
          <table:table-cell table:formula="of:=([.B53]-[.B52])/([.A53]-[.A52])" office:value-type="float" office:value="-690.985074626869" calcext:value-type="float">
            <text:p>-690.9850746269</text:p>
          </table:table-cell>
          <table:table-cell table:formula="of:=([.C53]-[.C52])/([.A53]-[.A52])" office:value-type="float" office:value="-676.368159203984" calcext:value-type="float">
            <text:p>-676.368159204</text:p>
          </table:table-cell>
          <table:table-cell table:number-columns-repeated="2"/>
        </table:table-row>
        <table:table-row table:style-name="ro1">
          <table:table-cell office:value-type="float" office:value="0.52005" calcext:value-type="float">
            <text:p>0.52005</text:p>
          </table:table-cell>
          <table:table-cell office:value-type="float" office:value="16.737" calcext:value-type="float">
            <text:p>16.737</text:p>
          </table:table-cell>
          <table:table-cell office:value-type="float" office:value="16.1353" calcext:value-type="float">
            <text:p>16.1353</text:p>
          </table:table-cell>
          <table:table-cell office:value-type="float" office:value="-2.11943E-016" calcext:value-type="float">
            <text:p>-2.11943E-16</text:p>
          </table:table-cell>
          <table:table-cell/>
          <table:table-cell table:formula="of:=([.B54]-[.B53])/([.A54]-[.A53])" office:value-type="float" office:value="-663.064676616915" calcext:value-type="float">
            <text:p>-663.0646766169</text:p>
          </table:table-cell>
          <table:table-cell table:formula="of:=([.C54]-[.C53])/([.A54]-[.A53])" office:value-type="float" office:value="-646.179104477612" calcext:value-type="float">
            <text:p>-646.1791044776</text:p>
          </table:table-cell>
          <table:table-cell table:number-columns-repeated="2"/>
        </table:table-row>
        <table:table-row table:style-name="ro1">
          <table:table-cell office:value-type="float" office:value="0.52995" calcext:value-type="float">
            <text:p>0.52995</text:p>
          </table:table-cell>
          <table:table-cell office:value-type="float" office:value="11.1919" calcext:value-type="float">
            <text:p>11.1919</text:p>
          </table:table-cell>
          <table:table-cell office:value-type="float" office:value="10.7447" calcext:value-type="float">
            <text:p>10.7447</text:p>
          </table:table-cell>
          <table:table-cell office:value-type="float" office:value="-2.16166E-016" calcext:value-type="float">
            <text:p>-2.16166E-16</text:p>
          </table:table-cell>
          <table:table-cell/>
          <table:table-cell table:formula="of:=([.B55]-[.B54])/([.A55]-[.A54])" office:value-type="float" office:value="-560.11111111111" calcext:value-type="float">
            <text:p>-560.1111111111</text:p>
          </table:table-cell>
          <table:table-cell table:formula="of:=([.C55]-[.C54])/([.A55]-[.A54])" office:value-type="float" office:value="-544.50505050505" calcext:value-type="float">
            <text:p>-544.5050505051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.89869" calcext:value-type="float">
            <text:p>6.89869</text:p>
          </table:table-cell>
          <table:table-cell office:value-type="float" office:value="6.57608" calcext:value-type="float">
            <text:p>6.57608</text:p>
          </table:table-cell>
          <table:table-cell office:value-type="float" office:value="-2.19517E-016" calcext:value-type="float">
            <text:p>-2.19517E-16</text:p>
          </table:table-cell>
          <table:table-cell/>
          <table:table-cell table:formula="of:=([.B56]-[.B55])/([.A56]-[.A55])" office:value-type="float" office:value="-427.185074626866" calcext:value-type="float">
            <text:p>-427.1850746269</text:p>
          </table:table-cell>
          <table:table-cell table:formula="of:=([.C56]-[.C55])/([.A56]-[.A55])" office:value-type="float" office:value="-414.788059701492" calcext:value-type="float">
            <text:p>-414.7880597015</text:p>
          </table:table-cell>
          <table:table-cell table:number-columns-repeated="2"/>
        </table:table-row>
        <table:table-row table:style-name="ro1">
          <table:table-cell office:value-type="float" office:value="0.55005" calcext:value-type="float">
            <text:p>0.55005</text:p>
          </table:table-cell>
          <table:table-cell office:value-type="float" office:value="3.91567" calcext:value-type="float">
            <text:p>3.91567</text:p>
          </table:table-cell>
          <table:table-cell office:value-type="float" office:value="3.68411" calcext:value-type="float">
            <text:p>3.68411</text:p>
          </table:table-cell>
          <table:table-cell office:value-type="float" office:value="-2.21894E-016" calcext:value-type="float">
            <text:p>-2.21894E-16</text:p>
          </table:table-cell>
          <table:table-cell/>
          <table:table-cell table:formula="of:=([.B57]-[.B56])/([.A57]-[.A56])" office:value-type="float" office:value="-296.817910447761" calcext:value-type="float">
            <text:p>-296.8179104478</text:p>
          </table:table-cell>
          <table:table-cell table:formula="of:=([.C57]-[.C56])/([.A57]-[.A56])" office:value-type="float" office:value="-287.758208955224" calcext:value-type="float">
            <text:p>-287.7582089552</text:p>
          </table:table-cell>
          <table:table-cell table:number-columns-repeated="2"/>
        </table:table-row>
        <table:table-row table:style-name="ro1">
          <table:table-cell office:value-type="float" office:value="0.55995" calcext:value-type="float">
            <text:p>0.55995</text:p>
          </table:table-cell>
          <table:table-cell office:value-type="float" office:value="2.08752" calcext:value-type="float">
            <text:p>2.08752</text:p>
          </table:table-cell>
          <table:table-cell office:value-type="float" office:value="1.91624" calcext:value-type="float">
            <text:p>1.91624</text:p>
          </table:table-cell>
          <table:table-cell office:value-type="float" office:value="-2.23384E-016" calcext:value-type="float">
            <text:p>-2.23384E-16</text:p>
          </table:table-cell>
          <table:table-cell/>
          <table:table-cell table:formula="of:=([.B58]-[.B57])/([.A58]-[.A57])" office:value-type="float" office:value="-184.661616161616" calcext:value-type="float">
            <text:p>-184.6616161616</text:p>
          </table:table-cell>
          <table:table-cell table:formula="of:=([.C58]-[.C57])/([.A58]-[.A57])" office:value-type="float" office:value="-178.572727272727" calcext:value-type="float">
            <text:p>-178.572727272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12083" calcext:value-type="float">
            <text:p>1.12083</text:p>
          </table:table-cell>
          <table:table-cell office:value-type="float" office:value="0.973592" calcext:value-type="float">
            <text:p>0.973592</text:p>
          </table:table-cell>
          <table:table-cell office:value-type="float" office:value="-2.23495E-016" calcext:value-type="float">
            <text:p>-2.23495E-16</text:p>
          </table:table-cell>
          <table:table-cell/>
          <table:table-cell table:formula="of:=([.B59]-[.B58])/([.A59]-[.A58])" office:value-type="float" office:value="-96.1880597014925" calcext:value-type="float">
            <text:p>-96.1880597015</text:p>
          </table:table-cell>
          <table:table-cell table:formula="of:=([.C59]-[.C58])/([.A59]-[.A58])" office:value-type="float" office:value="-93.7958208955224" calcext:value-type="float">
            <text:p>-93.7958208955</text:p>
          </table:table-cell>
          <table:table-cell table:number-columns-repeated="2"/>
        </table:table-row>
        <table:table-row table:style-name="ro1">
          <table:table-cell office:value-type="float" office:value="0.58005" calcext:value-type="float">
            <text:p>0.58005</text:p>
          </table:table-cell>
          <table:table-cell office:value-type="float" office:value="0.772196" calcext:value-type="float">
            <text:p>0.772196</text:p>
          </table:table-cell>
          <table:table-cell office:value-type="float" office:value="0.567954" calcext:value-type="float">
            <text:p>0.567954</text:p>
          </table:table-cell>
          <table:table-cell office:value-type="float" office:value="-2.22759E-016" calcext:value-type="float">
            <text:p>-2.22759E-16</text:p>
          </table:table-cell>
          <table:table-cell/>
          <table:table-cell table:formula="of:=([.B60]-[.B59])/([.A60]-[.A59])" office:value-type="float" office:value="-34.6899502487562" calcext:value-type="float">
            <text:p>-34.6899502488</text:p>
          </table:table-cell>
          <table:table-cell table:formula="of:=([.C60]-[.C59])/([.A60]-[.A59])" office:value-type="float" office:value="-40.3619900497512" calcext:value-type="float">
            <text:p>-40.3619900498</text:p>
          </table:table-cell>
          <table:table-cell table:number-columns-repeated="2"/>
        </table:table-row>
        <table:table-row table:style-name="ro1">
          <table:table-cell office:value-type="float" office:value="0.58995" calcext:value-type="float">
            <text:p>0.58995</text:p>
          </table:table-cell>
          <table:table-cell office:value-type="float" office:value="0.834365" calcext:value-type="float">
            <text:p>0.834365</text:p>
          </table:table-cell>
          <table:table-cell office:value-type="float" office:value="0.506309" calcext:value-type="float">
            <text:p>0.506309</text:p>
          </table:table-cell>
          <table:table-cell office:value-type="float" office:value="-2.23027E-016" calcext:value-type="float">
            <text:p>-2.23027E-16</text:p>
          </table:table-cell>
          <table:table-cell/>
          <table:table-cell table:formula="of:=([.B61]-[.B60])/([.A61]-[.A60])" office:value-type="float" office:value="6.27969696969695" calcext:value-type="float">
            <text:p>6.2796969697</text:p>
          </table:table-cell>
          <table:table-cell table:formula="of:=([.C61]-[.C60])/([.A61]-[.A60])" office:value-type="float" office:value="-6.22676767676766" calcext:value-type="float">
            <text:p>-6.226767676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1237" calcext:value-type="float">
            <text:p>1.31237</text:p>
          </table:table-cell>
          <table:table-cell office:value-type="float" office:value="0.814603" calcext:value-type="float">
            <text:p>0.814603</text:p>
          </table:table-cell>
          <table:table-cell office:value-type="float" office:value="-2.23396E-016" calcext:value-type="float">
            <text:p>-2.23396E-16</text:p>
          </table:table-cell>
          <table:table-cell/>
          <table:table-cell table:formula="of:=([.B62]-[.B61])/([.A62]-[.A61])" office:value-type="float" office:value="47.5626865671642" calcext:value-type="float">
            <text:p>47.5626865672</text:p>
          </table:table-cell>
          <table:table-cell table:formula="of:=([.C62]-[.C61])/([.A62]-[.A61])" office:value-type="float" office:value="30.6760199004975" calcext:value-type="float">
            <text:p>30.6760199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6:30:56.050408733</dc:date>
    <meta:editing-duration>PT1M4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